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618in" table:align="right"/>
    </style:style>
    <style:style style:name="Table1.A" style:family="table-column">
      <style:table-column-properties style:column-width="1.3153in"/>
    </style:style>
    <style:style style:name="Table1.B" style:family="table-column">
      <style:table-column-properties style:column-width="0.1257in"/>
    </style:style>
    <style:style style:name="Table1.C" style:family="table-column">
      <style:table-column-properties style:column-width="1.6847in"/>
    </style:style>
    <style:style style:name="Table1.D" style:family="table-column">
      <style:table-column-properties style:column-width="1.9375in"/>
    </style:style>
    <style:style style:name="Table1.E" style:family="table-column">
      <style:table-column-properties style:column-width="1.7986in"/>
    </style:style>
    <style:style style:name="Table1.1" style:family="table-row">
      <style:table-row-properties style:min-row-height="0.3153in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4" style:family="table-row">
      <style:table-row-properties style:min-row-height="0.1542in"/>
    </style:style>
    <style:style style:name="Table1.5" style:family="table-row">
      <style:table-row-properties style:min-row-height="0.1035in"/>
    </style:style>
    <style:style style:name="Table1.8" style:family="table-row">
      <style:table-row-properties style:min-row-height="0.0556in"/>
    </style:style>
    <style:style style:name="Table1.9" style:family="table-row">
      <style:table-row-properties style:min-row-height="0.1417in"/>
    </style:style>
    <style:style style:name="Table1.12" style:family="table-row">
      <style:table-row-properties style:min-row-height="0.0597in"/>
    </style:style>
    <style:style style:name="Table1.13" style:family="table-row">
      <style:table-row-properties style:min-row-height="0.0806in"/>
    </style:style>
    <style:style style:name="Table1.14" style:family="table-row">
      <style:table-row-properties style:min-row-height="0.2208in"/>
    </style:style>
    <style:style style:name="Table1.16" style:family="table-row">
      <style:table-row-properties style:min-row-height="0.1361in"/>
    </style:style>
    <style:style style:name="Table1.17" style:family="table-row">
      <style:table-row-properties style:min-row-height="0.4979in"/>
    </style:style>
    <style:style style:name="Table1.18" style:family="table-row">
      <style:table-row-properties style:min-row-height="0.0799in"/>
    </style:style>
    <style:style style:name="Table1.20" style:family="table-row">
      <style:table-row-properties style:min-row-height="0.0785in"/>
    </style:style>
    <style:style style:name="Table1.21" style:family="table-row">
      <style:table-row-properties style:min-row-height="0.5007in"/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0fd29" officeooo:paragraph-rsid="000878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0671" officeooo:paragraph-rsid="0002067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0671" officeooo:paragraph-rsid="0002067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7996" officeooo:paragraph-rsid="000279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82c7" officeooo:paragraph-rsid="000282c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4f62b" officeooo:paragraph-rsid="0004f6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50809" officeooo:paragraph-rsid="0005080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0282c7" officeooo:paragraph-rsid="000282c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03678c" officeooo:paragraph-rsid="0003678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20671" officeooo:paragraph-rsid="00020671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20671" officeooo:paragraph-rsid="000282c7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0fd29" officeooo:paragraph-rsid="0000fd29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4f62b" officeooo:paragraph-rsid="0004f62b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22pt" fo:font-style="normal" fo:text-shadow="none" style:text-underline-style="none" fo:font-weight="bold" officeooo:rsid="0000fd29" officeooo:paragraph-rsid="00050809" style:font-size-asian="22pt" style:font-style-asian="normal" style:font-weight-asian="bold" style:font-size-complex="2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end" style:justify-single-word="false"/>
      <style:text-properties officeooo:paragraph-rsid="0000fd29"/>
    </style:style>
    <style:style style:name="P20" style:family="paragraph" style:parent-style-name="Table_20_Contents">
      <style:paragraph-properties fo:text-align="end" style:justify-single-word="false"/>
      <style:text-properties officeooo:paragraph-rsid="0005775c"/>
    </style:style>
    <style:style style:name="P21" style:family="paragraph" style:parent-style-name="Table_20_Contents">
      <style:paragraph-properties fo:text-align="start" style:justify-single-word="false"/>
      <style:text-properties officeooo:paragraph-rsid="00020671"/>
    </style:style>
    <style:style style:name="P22" style:family="paragraph" style:parent-style-name="Table_20_Contents">
      <style:paragraph-properties fo:text-align="start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3678c" officeooo:paragraph-rsid="000367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3678c" officeooo:paragraph-rsid="000367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end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3678c" officeooo:paragraph-rsid="000367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4f62b" officeooo:paragraph-rsid="0004f6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4f62b" officeooo:paragraph-rsid="0004f6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end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4f62b" officeooo:paragraph-rsid="0004f6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82c7" officeooo:paragraph-rsid="000282c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82c7" officeooo:paragraph-rsid="000282c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end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82c7" officeooo:paragraph-rsid="000282c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0fd29" officeooo:paragraph-rsid="000878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end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0fd29" officeooo:paragraph-rsid="0000fd2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end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0671" officeooo:paragraph-rsid="000282c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end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5775c" officeooo:paragraph-rsid="000577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 style:list-style-name="L1">
      <style:paragraph-properties fo:text-align="start" style:justify-single-word="false"/>
      <style:text-properties officeooo:paragraph-rsid="00020671"/>
    </style:style>
    <style:style style:name="P36" style:family="paragraph" style:parent-style-name="Table_20_Contents" style:list-style-name="L2">
      <style:paragraph-properties fo:text-align="start" style:justify-single-word="false"/>
      <style:text-properties officeooo:paragraph-rsid="00027996"/>
    </style:style>
    <style:style style:name="P37" style:family="paragraph" style:parent-style-name="Table_20_Contents" style:list-style-name="L3">
      <style:paragraph-properties fo:text-align="start" style:justify-single-word="false"/>
      <style:text-properties officeooo:paragraph-rsid="0003678c"/>
    </style:style>
    <style:style style:name="P38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0671" officeooo:paragraph-rsid="0002067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7996" officeooo:paragraph-rsid="000279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3678c" officeooo:paragraph-rsid="000367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4f62b" officeooo:paragraph-rsid="0004f6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2" style:family="paragraph" style:parent-style-name="Table_20_Contents" style:list-style-name="L3">
      <style:paragraph-properties fo:text-align="start" style:justify-single-word="false"/>
      <style:text-properties officeooo:rsid="0003678c" officeooo:paragraph-rsid="0003678c"/>
    </style:style>
    <style:style style:name="P43" style:family="paragraph" style:parent-style-name="Table_20_Contents" style:list-style-name="L3">
      <style:paragraph-properties fo:text-align="start" style:justify-single-word="false"/>
      <style:text-properties officeooo:rsid="000f36ce" officeooo:paragraph-rsid="000f36ce"/>
    </style:style>
    <style:style style:name="T1" style:family="text">
      <style:text-properties fo:color="#c9211e" style:text-outline="false" style:text-line-through-style="none" style:text-line-through-type="none" style:font-name="Liberation Serif" fo:font-size="10pt" fo:font-style="normal" fo:text-shadow="none" style:text-underline-style="none" fo:font-weight="normal" officeooo:rsid="0000fd2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" style:family="text">
      <style:text-properties fo:color="#c9211e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82c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3" style:family="text">
      <style:text-properties officeooo:rsid="00027996"/>
    </style:style>
    <style:style style:name="T4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067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367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577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878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f36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79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7ac6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2" style:family="text">
      <style:text-properties fo:color="#ff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79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05775c"/>
    </style:style>
    <style:style style:name="T15" style:family="text">
      <style:text-properties officeooo:rsid="000878e1"/>
    </style:style>
    <style:style style:name="T16" style:family="text">
      <style:text-properties officeooo:rsid="000e9a15"/>
    </style:style>
    <style:style style:name="T17" style:family="text">
      <style:text-properties officeooo:rsid="00122da4"/>
    </style:style>
    <style:style style:name="T18" style:family="text">
      <style:text-properties officeooo:rsid="0017c733"/>
    </style:style>
    <style:style style:name="T19" style:family="text">
      <style:text-properties officeooo:rsid="00196d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3" office:value-type="string">
            <text:p text:style-name="P18">Avshar Kirksall</text:p>
          </table:table-cell>
          <table:covered-table-cell/>
          <table:covered-table-cell/>
          <table:table-cell table:style-name="Table1.A1" office:value-type="string">
            <text:p text:style-name="P2"/>
            <text:p text:style-name="P31">Brooklyn, NY</text:p>
          </table:table-cell>
          <table:table-cell table:style-name="Table1.A1" office:value-type="string">
            <text:p text:style-name="P19"><text:a xlink:type="simple" xlink:href="mailto:avshark@pm.me" text:style-name="Internet_20_link" text:visited-style-name="Visited_20_Internet_20_Link"><text:span text:style-name="T1">avshar@pm.m</text:span></text:a><text:a xlink:type="simple" xlink:href="mailto:avshark@pm.me" text:style-name="Internet_20_link" text:visited-style-name="Visited_20_Internet_20_Link"><text:span text:style-name="T2">e</text:span></text:a></text:p>
            <text:p text:style-name="P20"><text:a xlink:type="simple" xlink:href="http://avshrk.github.io/" text:style-name="Internet_20_link" text:visited-style-name="Visited_20_Internet_20_Link"><text:span text:style-name="T2">http://avshrk.github.io</text:span></text:a></text:p>
          </table:table-cell>
        </table:table-row>
        <table:table-row>
          <table:table-cell table:style-name="Table1.A1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32">S<text:span text:style-name="T14">UMMARY</text:span></text:p>
          </table:table-cell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3">I am a full stack engineer with <text:span text:style-name="T19">a</text:span> <text:span text:style-name="T17">solid background in computer science fundamentals</text:span>. I have multiple years of experience building consumer facing software with proficiency in Ruby, Rails, Node, JavaScript, <text:span text:style-name="T18">C, </text:span>Linux, Unix and RESTful APIs.</text:p>
          </table:table-cell>
          <table:covered-table-cell/>
          <table:covered-table-cell/>
        </table:table-row>
        <table:table-row table:style-name="Table1.4">
          <table:table-cell table:style-name="Table1.A1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table:number-rows-spanned="3" office:value-type="string">
            <text:p text:style-name="P33">E<text:span text:style-name="T14">XPERIENCE</text:span></text:p>
          </table:table-cell>
          <table:table-cell table:style-name="Table1.A1" office:value-type="string">
            <text:p text:style-name="P11"/>
          </table:table-cell>
          <table:table-cell table:style-name="Table1.A1" table:number-columns-spanned="3" office:value-type="string">
            <text:p text:style-name="P11">Software Engineer</text:p>
          </table:table-cell>
          <table:covered-table-cell/>
          <table:covered-table-cell/>
        </table:table-row>
        <table:table-row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8">CushionDB</text:p>
          </table:table-cell>
          <table:table-cell table:style-name="Table1.A1" office:value-type="string">
            <text:p text:style-name="P29">Brooklyn, NY</text:p>
          </table:table-cell>
          <table:table-cell table:style-name="Table1.A1" office:value-type="string">
            <text:p text:style-name="P30">May 2019 – Present</text:p>
          </table:table-cell>
        </table:table-row>
        <table:table-row>
          <table:covered-table-cell/>
          <table:table-cell table:style-name="Table1.A1" office:value-type="string">
            <text:p text:style-name="P21"/>
          </table:table-cell>
          <table:table-cell table:style-name="Table1.A1" table:number-columns-spanned="3" office:value-type="string">
            <text:list xml:id="list4080852559" text:style-name="L1">
              <text:list-item>
                <text:p text:style-name="P35"><text:span text:style-name="T8">Built an</text:span><text:span text:style-name="T5"> open source data management framework for offline-first progressive web applications.</text:span></text:p>
              </text:list-item>
            </text:list>
            <text:list xml:id="list4141241778" text:style-name="L2">
              <text:list-item>
                <text:p text:style-name="P38"><text:span text:style-name="T16">Implemented</text:span> preemptive data push (server push) to reduce web application latency.</text:p>
              </text:list-item>
              <text:list-item>
                <text:p text:style-name="P38">Reduced DOM blocking by separating long running computation from the main thread.</text:p>
              </text:list-item>
              <text:list-item>
                <text:p text:style-name="P38">Implemented Multi-leader data replication/synchronization architecture among user databases.</text:p>
              </text:list-item>
              <text:list-item>
                <text:p text:style-name="P38">Utilized Service Workers and Push Notifications to implement bidirectional data synchronization between user databases even if the web application is closed.</text:p>
              </text:list-item>
              <text:list-item>
                <text:p text:style-name="P38">Simplified <text:span text:style-name="T3">deployment and dependency issues</text:span> by <text:span text:style-name="T3">packaging</text:span> and deploying Docker images for server side components.</text:p>
              </text:list-item>
              <text:list-item>
                <text:p text:style-name="P39">Reduced HTTP traffic by employing network connectivity events.</text:p>
              </text:list-item>
              <text:list-item>
                <text:p text:style-name="P36"><text:span text:style-name="T10">Wrote a comprehensive case study (</text:span><text:a xlink:type="simple" xlink:href="https://cushiondb.github.io/" text:style-name="Internet_20_link" text:visited-style-name="Visited_20_Internet_20_Link"><text:span text:style-name="T12">https://cushiondb.github.io</text:span></text:a><text:span text:style-name="T10">)</text:span></text:p>
              </text:list-item>
            </text:list>
          </table:table-cell>
          <table:covered-table-cell/>
          <table:covered-table-cell/>
        </table:table-row>
        <table:table-row table:style-name="Table1.8">
          <table:table-cell table:style-name="Table1.A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" table:number-rows-spanned="3" office:value-type="string">
            <text:p text:style-name="P4"/>
          </table:table-cell>
          <table:table-cell table:style-name="Table1.A1" office:value-type="string">
            <text:p text:style-name="P6"/>
          </table:table-cell>
          <table:table-cell table:style-name="Table1.A1" table:number-columns-spanned="3" office:value-type="string">
            <text:p text:style-name="P12">Full Stack Developer</text:p>
          </table:table-cell>
          <table:covered-table-cell/>
          <table:covered-table-cell/>
        </table:table-row>
        <table:table-row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2">Mita Consulting USA Inc.</text:p>
          </table:table-cell>
          <table:table-cell table:style-name="Table1.A1" office:value-type="string">
            <text:p text:style-name="P23">Brooklyn, NY</text:p>
          </table:table-cell>
          <table:table-cell table:style-name="Table1.A1" office:value-type="string">
            <text:p text:style-name="P24"><text:span text:style-name="T17">September</text:span> 2015 – May 2019</text:p>
          </table:table-cell>
        </table:table-row>
        <table:table-row>
          <table:covered-table-cell/>
          <table:table-cell table:style-name="Table1.A1" office:value-type="string">
            <text:p text:style-name="P5"/>
          </table:table-cell>
          <table:table-cell table:style-name="Table1.A1" table:number-columns-spanned="3" office:value-type="string">
            <text:list xml:id="list545087769" text:style-name="L3">
              <text:list-item>
                <text:p text:style-name="P37"><text:span text:style-name="T6">Built Ruby/Rails full stack ecommerce web applications for multi channel </text:span><text:span text:style-name="T11">merchants</text:span><text:span text:style-name="T6">.</text:span></text:p>
              </text:list-item>
              <text:list-item>
                <text:p text:style-name="P42"><text:span text:style-name="T4">Built </text:span><text:span text:style-name="T7">JavaScript/Node</text:span><text:span text:style-name="T4"> microservices </text:span><text:span text:style-name="T9">such as </text:span><text:span text:style-name="T4">manag</text:span><text:span text:style-name="T9">ing</text:span><text:span text:style-name="T4"> inventory, monitor</text:span><text:span text:style-name="T9">ing</text:span><text:span text:style-name="T4"> competitors, </text:span><text:span text:style-name="T9">and tracking shipments. </text:span></text:p>
              </text:list-item>
              <text:list-item>
                <text:p text:style-name="P43"><text:span text:style-name="T9">I</text:span><text:span text:style-name="T4">ntegrated web apps with Amazon market place via RESTful APIs.</text:span></text:p>
              </text:list-item>
              <text:list-item>
                <text:p text:style-name="P40">Built an extensive number of web applications with Ruby/Rails, Node/JavaScript and React/Redux. </text:p>
              </text:list-item>
            </text:list>
          </table:table-cell>
          <table:covered-table-cell/>
          <table:covered-table-cell/>
        </table:table-row>
        <table:table-row table:style-name="Table1.12">
          <table:table-cell table:style-name="Table1.A1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" table:number-rows-spanned="3" office:value-type="string">
            <text:p text:style-name="P8"/>
          </table:table-cell>
          <table:table-cell table:style-name="Table1.A1" office:value-type="string">
            <text:p text:style-name="P5"/>
          </table:table-cell>
          <table:table-cell table:style-name="Table1.A1" table:number-columns-spanned="3" office:value-type="string">
            <text:p text:style-name="P12">Founder</text:p>
          </table:table-cell>
          <table:covered-table-cell/>
          <table:covered-table-cell/>
        </table:table-row>
        <table:table-row table:style-name="Table1.14"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5">Partners Modusvivendi Inc.</text:p>
          </table:table-cell>
          <table:table-cell table:style-name="Table1.A1" office:value-type="string">
            <text:p text:style-name="P26">Brooklyn, NY</text:p>
          </table:table-cell>
          <table:table-cell table:style-name="Table1.A1" office:value-type="string">
            <text:p text:style-name="P27">June 2008 – <text:span text:style-name="T17">January</text:span> 2013</text:p>
          </table:table-cell>
        </table:table-row>
        <table:table-row table:style-name="Table1.9">
          <table:covered-table-cell/>
          <table:table-cell table:style-name="Table1.A1" office:value-type="string">
            <text:p text:style-name="P5"/>
          </table:table-cell>
          <table:table-cell table:style-name="Table1.A1" table:number-columns-spanned="3" office:value-type="string">
            <text:list xml:id="list539815474" text:style-name="L4">
              <text:list-item>
                <text:p text:style-name="P41">Built and operated multi channel ecommerce company with over $300K annual sales.</text:p>
              </text:list-item>
            </text:list>
          </table:table-cell>
          <table:covered-table-cell/>
          <table:covered-table-cell/>
        </table:table-row>
        <table:table-row table:style-name="Table1.16">
          <table:table-cell table:style-name="Table1.A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" office:value-type="string">
            <text:p text:style-name="P34">PROJECTS</text:p>
          </table:table-cell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0"><text:span text:style-name="T13">PostIt:</text:span> A social news and discussion application similar to Reddit built with Rails, PostgreSQL, and JavaScript.</text:p>
            <text:p text:style-name="P10"><text:span text:style-name="T13">Project Board: </text:span><text:span text:style-name="T15">List management productivity web app built with Ruby/Rails and React/Redux.</text:span></text:p>
          </table:table-cell>
          <table:covered-table-cell/>
          <table:covered-table-cell/>
        </table:table-row>
        <table:table-row table:style-name="Table1.18">
          <table:table-cell table:style-name="Table1.A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" office:value-type="string">
            <text:p text:style-name="P34">SKILLS</text:p>
          </table:table-cell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9"><text:span text:style-name="T13">Programming Languages: </text:span>C, Ruby, JavaScript, Bash Shell Script, SQL</text:p>
            <text:p text:style-name="P9"><text:span text:style-name="T13">Back End:</text:span> Rails, Node, Sinatra, PostgreSQL, MySQL, RESTful APIs</text:p>
            <text:p text:style-name="P9"><text:span text:style-name="T13">Front End:</text:span> React, Redux, HTML/CSS, jQuery</text:p>
            <text:p text:style-name="P9"><text:span text:style-name="T13">Other: </text:span>Git, Docker, FreeBSD, Linux, CouchDB</text:p>
          </table:table-cell>
          <table:covered-table-cell/>
          <table:covered-table-cell/>
        </table:table-row>
        <table:table-row table:style-name="Table1.20">
          <table:table-cell table:style-name="Table1.A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le1.21">
          <table:table-cell table:style-name="Table1.A1" office:value-type="string">
            <text:p text:style-name="P34">EDUCATION</text:p>
          </table:table-cell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9"><text:span text:style-name="T13">Louisiana State University</text:span> – Baton Rouge, LA</text:p>
            <text:p text:style-name="P9">Bachelor of Science in <text:span text:style-name="T13">Information Systems and Decision Sciences</text:span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09:11:05.944847353</meta:creation-date>
    <dc:date>2019-11-06T08:35:24.406373723</dc:date>
    <meta:editing-duration>PT3H47M9S</meta:editing-duration>
    <meta:editing-cycles>16</meta:editing-cycles>
    <meta:generator>LibreOffice/6.2.8.2$MacOSX_X86_64 LibreOffice_project/f82ddfca21ebc1e222a662a32b25c0c9d20169ee</meta:generator>
    <meta:document-statistic meta:table-count="1" meta:image-count="0" meta:object-count="0" meta:page-count="1" meta:paragraph-count="43" meta:word-count="315" meta:character-count="2256" meta:non-whitespace-character-count="1991"/>
  </office:meta>
</office:document-meta>
</file>